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4.5in" table:align="margins"/>
    </style:style>
    <style:style style:name="Table2.A" style:family="table-column">
      <style:table-column-properties style:column-width="1.75in" style:rel-column-width="2520*"/>
    </style:style>
    <style:style style:name="Table2.B" style:family="table-column">
      <style:table-column-properties style:column-width="2.75in" style:rel-column-width="3960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4.5in" table:align="margins"/>
    </style:style>
    <style:style style:name="Table3.A" style:family="table-column">
      <style:table-column-properties style:column-width="1.6535in" style:rel-column-width="2250*"/>
    </style:style>
    <style:style style:name="Table3.B" style:family="table-column">
      <style:table-column-properties style:column-width="2.8465in" style:rel-column-width="3873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DejaVu Serif" fo:font-weight="bold" officeooo:rsid="00037abf" officeooo:paragraph-rsid="00051420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DejaVu Serif" fo:font-weight="bold" officeooo:rsid="00037abf" officeooo:paragraph-rsid="00037abf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DejaVu Serif" fo:font-weight="bold" officeooo:rsid="00037abf" officeooo:paragraph-rsid="001646e7" style:font-weight-asian="bold" style:font-weight-complex="bold"/>
    </style:style>
    <style:style style:name="P4" style:family="paragraph" style:parent-style-name="Standard">
      <style:text-properties style:font-name="DejaVu Serif" officeooo:paragraph-rsid="00051420"/>
    </style:style>
    <style:style style:name="P5" style:family="paragraph" style:parent-style-name="Standard">
      <style:paragraph-properties fo:text-align="center" style:justify-single-word="false" fo:break-before="page"/>
      <style:text-properties style:font-name="DejaVu Serif" fo:font-weight="bold" officeooo:rsid="00037abf" officeooo:paragraph-rsid="001646e7" style:font-weight-asian="bold" style:font-weight-complex="bold"/>
    </style:style>
    <style:style style:name="P6" style:family="paragraph" style:parent-style-name="Table_20_Contents">
      <style:text-properties fo:font-size="9pt" officeooo:rsid="00051420" officeooo:paragraph-rsid="00051420" style:font-size-asian="9pt" style:font-size-complex="9pt"/>
    </style:style>
    <style:style style:name="P7" style:family="paragraph" style:parent-style-name="Table_20_Contents">
      <style:paragraph-properties fo:text-align="end" style:justify-single-word="false"/>
      <style:text-properties fo:font-size="9pt" officeooo:rsid="00051420" officeooo:paragraph-rsid="00051420" style:font-size-asian="9pt" style:font-size-complex="9pt"/>
    </style:style>
    <style:style style:name="P8" style:family="paragraph" style:parent-style-name="Table_20_Contents">
      <style:paragraph-properties fo:text-align="center" style:justify-single-word="false"/>
      <style:text-properties style:font-name="DejaVu Serif" fo:font-size="7pt" fo:font-weight="bold" officeooo:rsid="00051420" officeooo:paragraph-rsid="00051420" style:font-size-asian="7pt" style:font-weight-asian="bold" style:font-size-complex="7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DejaVu Serif" fo:font-size="7pt" officeooo:rsid="00051420" officeooo:paragraph-rsid="00051420" style:font-size-asian="7pt" style:font-size-complex="7pt"/>
    </style:style>
    <style:style style:name="P10" style:family="paragraph" style:parent-style-name="Table_20_Contents">
      <style:paragraph-properties fo:text-align="start" style:justify-single-word="false"/>
      <style:text-properties style:font-name="DejaVu Serif" fo:font-size="7pt" officeooo:rsid="000d6713" officeooo:paragraph-rsid="000d6713" style:font-size-asian="7pt" style:font-size-complex="7pt"/>
    </style:style>
    <style:style style:name="P11" style:family="paragraph" style:parent-style-name="Table_20_Contents">
      <style:paragraph-properties fo:text-align="start" style:justify-single-word="false"/>
      <style:text-properties style:font-name="DejaVu Serif" fo:font-size="7pt" officeooo:rsid="000d6713" officeooo:paragraph-rsid="0011f49d" style:font-size-asian="7pt" style:font-size-complex="7pt"/>
    </style:style>
    <style:style style:name="P12" style:family="paragraph" style:parent-style-name="Table_20_Contents">
      <style:paragraph-properties fo:text-align="start" style:justify-single-word="false"/>
      <style:text-properties style:font-name="DejaVu Serif" fo:font-size="7pt" officeooo:rsid="0006b36c" officeooo:paragraph-rsid="0006b36c" style:font-size-asian="7pt" style:font-size-complex="7pt"/>
    </style:style>
    <style:style style:name="P13" style:family="paragraph" style:parent-style-name="Table_20_Contents">
      <style:paragraph-properties fo:text-align="start" style:justify-single-word="false"/>
      <style:text-properties style:font-name="DejaVu Serif" fo:font-size="7pt" officeooo:rsid="0011f49d" officeooo:paragraph-rsid="0011f49d" style:font-size-asian="7pt" style:font-size-complex="7pt"/>
    </style:style>
    <style:style style:name="P14" style:family="paragraph" style:parent-style-name="Table_20_Contents">
      <style:paragraph-properties fo:text-align="start" style:justify-single-word="false"/>
      <style:text-properties style:font-name="DejaVu Serif" fo:font-size="7pt" officeooo:rsid="0013db8e" officeooo:paragraph-rsid="0014af5a" style:font-size-asian="7pt" style:font-size-complex="7pt"/>
    </style:style>
    <style:style style:name="P15" style:family="paragraph" style:parent-style-name="Table_20_Contents">
      <style:paragraph-properties fo:text-align="start" style:justify-single-word="false"/>
      <style:text-properties style:font-name="DejaVu Serif" fo:font-size="7pt" officeooo:rsid="00159a50" officeooo:paragraph-rsid="00159a50" style:font-size-asian="7pt" style:font-size-complex="7pt"/>
    </style:style>
    <style:style style:name="P16" style:family="paragraph" style:parent-style-name="Table_20_Contents">
      <style:paragraph-properties fo:text-align="start" style:justify-single-word="false"/>
      <style:text-properties style:font-name="DejaVu Serif" fo:font-size="7pt" officeooo:rsid="001646e7" officeooo:paragraph-rsid="001646e7" style:font-size-asian="7pt" style:font-size-complex="7pt"/>
    </style:style>
    <style:style style:name="P17" style:family="paragraph" style:parent-style-name="Table_20_Contents">
      <style:paragraph-properties fo:text-align="start" style:justify-single-word="false"/>
      <style:text-properties style:font-name="DejaVu Serif" fo:font-size="7pt" officeooo:rsid="001989c1" officeooo:paragraph-rsid="001989c1" style:font-size-asian="7pt" style:font-size-complex="7pt"/>
    </style:style>
    <style:style style:name="P18" style:family="paragraph" style:parent-style-name="Table_20_Contents">
      <style:paragraph-properties fo:text-align="start" style:justify-single-word="false"/>
      <style:text-properties style:font-name="DejaVu Serif" fo:font-size="7pt" officeooo:rsid="001de7e8" officeooo:paragraph-rsid="002058ae" style:font-size-asian="7pt" style:font-size-complex="7pt"/>
    </style:style>
    <style:style style:name="P19" style:family="paragraph" style:parent-style-name="Table_20_Contents">
      <style:paragraph-properties fo:text-align="start" style:justify-single-word="false"/>
      <style:text-properties fo:color="#000000" style:font-name="DejaVu Serif" fo:font-size="7pt" fo:font-weight="normal" officeooo:rsid="0011f49d" officeooo:paragraph-rsid="00159a50" style:font-size-asian="7pt" style:font-weight-asian="normal" style:font-size-complex="7pt" style:font-weight-complex="normal"/>
    </style:style>
    <style:style style:name="T1" style:family="text">
      <style:text-properties officeooo:rsid="0005142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6c40" style:font-weight-asian="bold" style:font-weight-complex="bold"/>
    </style:style>
    <style:style style:name="T4" style:family="text">
      <style:text-properties fo:font-weight="bold" officeooo:rsid="0014af5a" style:font-weight-asian="bold" style:font-weight-complex="bold"/>
    </style:style>
    <style:style style:name="T5" style:family="text">
      <style:text-properties fo:font-weight="bold" officeooo:rsid="001646e7" style:font-weight-asian="bold" style:font-weight-complex="bold"/>
    </style:style>
    <style:style style:name="T6" style:family="text">
      <style:text-properties fo:font-weight="bold" officeooo:rsid="001c9082" style:font-weight-asian="bold" style:font-weight-complex="bold"/>
    </style:style>
    <style:style style:name="T7" style:family="text">
      <style:text-properties fo:font-weight="bold" officeooo:rsid="001d43a7" style:font-weight-asian="bold" style:font-weight-complex="bold"/>
    </style:style>
    <style:style style:name="T8" style:family="text">
      <style:text-properties fo:font-weight="bold" officeooo:rsid="002058ae" style:font-weight-asian="bold" style:font-weight-complex="bold"/>
    </style:style>
    <style:style style:name="T9" style:family="text">
      <style:text-properties officeooo:rsid="000e6c40"/>
    </style:style>
    <style:style style:name="T10" style:family="text">
      <style:text-properties fo:color="#009933" fo:font-weight="bold" officeooo:rsid="000e6c40" style:font-weight-asian="bold" style:font-weight-complex="bold"/>
    </style:style>
    <style:style style:name="T11" style:family="text">
      <style:text-properties fo:color="#009933" fo:font-weight="bold" officeooo:rsid="002058ae" style:font-weight-asian="bold" style:font-weight-complex="bold"/>
    </style:style>
    <style:style style:name="T12" style:family="text">
      <style:text-properties officeooo:rsid="0014af5a"/>
    </style:style>
    <style:style style:name="T13" style:family="text">
      <style:text-properties officeooo:rsid="001646e7"/>
    </style:style>
    <style:style style:name="T14" style:family="text">
      <style:text-properties officeooo:rsid="00181ccf"/>
    </style:style>
    <style:style style:name="T15" style:family="text">
      <style:text-properties officeooo:rsid="00186a44"/>
    </style:style>
    <style:style style:name="T16" style:family="text">
      <style:text-properties officeooo:rsid="001b4135"/>
    </style:style>
    <style:style style:name="T17" style:family="text">
      <style:text-properties officeooo:rsid="001f8f6c"/>
    </style:style>
    <style:style style:name="T18" style:family="text">
      <style:text-properties officeooo:rsid="002058a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ue Funktionen</text:p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Name</text:p>
          </table:table-cell>
          <table:table-cell table:style-name="Table2.B1" office:value-type="string">
            <text:p text:style-name="P8">Beschreibung</text:p>
          </table:table-cell>
        </table:table-row>
        <table:table-row>
          <table:table-cell table:style-name="Table2.A2" office:value-type="string">
            <text:p text:style-name="P9">CNAaddReaction</text:p>
          </table:table-cell>
          <table:table-cell table:style-name="Table2.B2" office:value-type="string">
            <text:p text:style-name="P10">Füge dem Projekt eine <text:span text:style-name="T2">Reaktion</text:span> hinzu. Benötigt wird mindestens ein <text:span text:style-name="T2">Identifier</text:span> und die <text:span text:style-name="T2">Reaktionsstöchiometrie.</text:span></text:p>
          </table:table-cell>
        </table:table-row>
        <table:table-row>
          <table:table-cell table:style-name="Table2.A2" office:value-type="string">
            <text:p text:style-name="P9">CNAaddSpecies</text:p>
          </table:table-cell>
          <table:table-cell table:style-name="Table2.B2" office:value-type="string">
            <text:p text:style-name="P10">Füge dem Projekt eine <text:span text:style-name="T2">Spezies</text:span> hinzu. Benötigt wird mindestens ein <text:span text:style-name="T2">Identifier</text:span> und die Information, ob der Metabolit <text:span text:style-name="T2">extern</text:span> <text:span text:style-name="T2">oder</text:span> <text:span text:style-name="T2">intern</text:span> ist.</text:p>
          </table:table-cell>
        </table:table-row>
        <table:table-row>
          <table:table-cell table:style-name="Table2.A2" office:value-type="string">
            <text:p text:style-name="P9">CNAaddMap</text:p>
          </table:table-cell>
          <table:table-cell table:style-name="Table2.B2" office:value-type="string">
            <text:p text:style-name="P11">Füge dem Projekt eine <text:span text:style-name="T3">Fluxmap</text:span><text:span text:style-name="T9"> hinzu. Dazu muss der relative Pfad vom CNA root zur Bilddatei übergeben werden. Anschließend wird automatisch “</text:span><text:span text:style-name="T10">saveMapCfgDiag</text:span><text:span text:style-name="T9">” aufgerufen und gefragt, ob die Kartenkonfiguration permanent gespeichert werden soll.</text:span></text:p>
          </table:table-cell>
        </table:table-row>
        <table:table-row>
          <table:table-cell table:style-name="Table2.A2" office:value-type="string">
            <text:p text:style-name="P9">CNAaddSpecsAndReacsFromFile</text:p>
          </table:table-cell>
          <table:table-cell table:style-name="Table2.B2" office:value-type="string">
            <text:p text:style-name="P13">Lade <text:span text:style-name="T2">Spezies</text:span>, <text:span text:style-name="T2">Reaktionen</text:span> und optional eine <text:span text:style-name="T2">Fluxmap</text:span> ins Projekt, die in einer XLS-Datei definiert sind.</text:p>
          </table:table-cell>
        </table:table-row>
        <table:table-row>
          <table:table-cell table:style-name="Table2.A2" office:value-type="string">
            <text:p text:style-name="P9">CNAgenerateMap</text:p>
          </table:table-cell>
          <table:table-cell table:style-name="Table2.B2" office:value-type="string">
            <text:p text:style-name="P13"><text:span text:style-name="T2">Generiere</text:span> eine eigene <text:span text:style-name="T2">Fluxmap</text:span> (in Listenform) für alle Reaktionen, die nicht bereits auf einer Fluxmap plaziert sind. <text:span text:style-name="T9">Anschließend wird automatisch “</text:span><text:span text:style-name="T10">saveMapCfgDiag</text:span><text:span text:style-name="T9">” aufgerufen und gefragt, ob die Kartenkonfiguration permanent gespeichert werden soll.</text:span></text:p>
          </table:table-cell>
        </table:table-row>
        <table:table-row>
          <table:table-cell table:style-name="Table2.A2" office:value-type="string">
            <text:p text:style-name="P9">CNAremoveMap</text:p>
          </table:table-cell>
          <table:table-cell table:style-name="Table2.B2" office:value-type="string">
            <text:p text:style-name="P14">Entferne <text:span text:style-name="T12">eine Fluxmap vom Projekt. Es muss entweder der </text:span><text:span text:style-name="T4">Map-Index</text:span><text:span text:style-name="T12"> </text:span><text:span text:style-name="T4">oder</text:span><text:span text:style-name="T12"> der </text:span><text:span text:style-name="T4">Map-Name</text:span><text:span text:style-name="T12"> übergeben werden. Anschließend wird automatisch “</text:span><text:span text:style-name="T10">saveMapCfgDiag</text:span><text:span text:style-name="T9">” aufgerufen und gefragt, ob die Kartenkonfiguration permanent gespeichert werden soll.</text:span></text:p>
          </table:table-cell>
        </table:table-row>
        <table:table-row>
          <table:table-cell table:style-name="Table2.A2" office:value-type="string">
            <text:p text:style-name="P9">CNAremoveSpecsAndReacs<text:line-break/><text:tab/>DefinedInFile</text:p>
          </table:table-cell>
          <table:table-cell table:style-name="Table2.B2" office:value-type="string">
            <text:p text:style-name="P19">Ähnlich wie “<text:span text:style-name="T10">CNAaddSpecsAndReacsFromFile</text:span><text:span text:style-name="T9">”</text:span>, nur <text:span text:style-name="T12">dass die entsprechenden </text:span><text:span text:style-name="T4">Spezies, Reaktionen</text:span><text:span text:style-name="T12"> und die </text:span><text:span text:style-name="T4">Karte</text:span><text:span text:style-name="T12"> </text:span><text:span text:style-name="T4">entfernt</text:span><text:span text:style-name="T12"> werden.</text:span></text:p>
          </table:table-cell>
        </table:table-row>
        <table:table-row>
          <table:table-cell table:style-name="Table2.A2" office:value-type="string">
            <text:p text:style-name="P9"><text:bookmark-start text:name="__DdeLink__9_292424062"/>CNAsaveProjectWithNewMap<text:bookmark-end text:name="__DdeLink__9_292424062"/></text:p>
          </table:table-cell>
          <table:table-cell table:style-name="Table2.B2" office:value-type="string">
            <text:p text:style-name="P15"><text:span text:style-name="T2">Speichere</text:span> die <text:span text:style-name="T14">aktuelle</text:span> <text:span text:style-name="T2">M</text:span><text:span text:style-name="T5">ap-Konfiguration</text:span><text:span text:style-name="T13"> permanent in app_para.m. Die bestehende Konfiguration wird dabei überschrieben.</text:span></text:p>
          </table:table-cell>
        </table:table-row>
      </table:table>
      <text:p text:style-name="P3"/>
      <text:p text:style-name="P5"><text:span text:style-name="T1">Hilfsf</text:span>unktionen</text:p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8">Name</text:p>
          </table:table-cell>
          <table:table-cell table:style-name="Table3.B1" office:value-type="string">
            <text:p text:style-name="P8">Beschreibung</text:p>
          </table:table-cell>
        </table:table-row>
        <table:table-row>
          <table:table-cell table:style-name="Table3.A2" office:value-type="string">
            <text:p text:style-name="P12">deleteInvalidTextBoxes</text:p>
          </table:table-cell>
          <table:table-cell table:style-name="Table3.B2" office:value-type="string">
            <text:p text:style-name="P16"><text:span text:style-name="T2">Entferne Textboxen</text:span>, deren Handle nicht mehr im Proj<text:span text:style-name="T15">ekt abgelegt sind, aus dem GUI, um mehrere Textboxen pro Reaktion zu vermeiden.</text:span></text:p>
          </table:table-cell>
        </table:table-row>
        <table:table-row>
          <table:table-cell table:style-name="Table3.A2" office:value-type="string">
            <text:p text:style-name="P12">loadMetReacXLStoStrArray</text:p>
          </table:table-cell>
          <table:table-cell table:style-name="Table3.B2" office:value-type="string">
            <text:p text:style-name="P17"><text:span text:style-name="T2">Lese</text:span> eine <text:span text:style-name="T2">XLS-Datei</text:span> <text:span text:style-name="T2">aus</text:span> und gebe den <text:span text:style-name="T16">I</text:span>nhalt als <text:span text:style-name="T2">3D String-Tab</text:span><text:span text:style-name="T6">l</text:span><text:span text:style-name="T2">e </text:span><text:span text:style-name="T7">wieder</text:span><text:span text:style-name="T2"> (Zeilen x Spalten x Sheets).</text:span></text:p>
          </table:table-cell>
        </table:table-row>
        <table:table-row>
          <table:table-cell table:style-name="Table3.A2" office:value-type="string">
            <text:p text:style-name="P12">saveMapCfgDiag</text:p>
          </table:table-cell>
          <table:table-cell table:style-name="Table3.B2" office:value-type="string">
            <text:p text:style-name="P18">Öffne einen <text:span text:style-name="T2">Dialog</text:span>, der fragt, ob die <text:span text:style-name="T2">Änderungen</text:span> an der <text:span text:style-name="T2">Map-Konfiguration permanent gespeichert</text:span> werden sollen. <text:span text:style-name="T18">Falls “ja”, wird </text:span><text:span text:style-name="T11">CNAsaveProjectWithNewMap</text:span><text:span text:style-name="T18"> aufgerufen.</text:span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1256in" style:type="center"/>
          <style:tab-stop style:position="4.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4.5in" table:align="margins" style:shadow="none"/>
    </style:style>
    <style:style style:name="Table1.A" style:family="table-column">
      <style:table-column-properties style:column-width="2.2493in" style:rel-column-width="3061*"/>
    </style:style>
    <style:style style:name="Table1.B" style:family="table-column">
      <style:table-column-properties style:column-width="2.2507in" style:rel-column-width="3062*"/>
    </style:style>
    <style:style style:name="Table1.A1" style:family="table-cell">
      <style:table-cell-properties fo:background-color="transparent" fo:padding="0.0382in" fo:border="none">
        <style:background-image/>
      </style:table-cell-properties>
    </style:style>
    <style:style style:name="MP1" style:family="paragraph" style:parent-style-name="Table_20_Contents">
      <style:text-properties fo:font-size="9pt" officeooo:rsid="00051420" officeooo:paragraph-rsid="00051420" style:font-size-asian="9pt" style:font-size-complex="9pt"/>
    </style:style>
    <style:style style:name="MP2" style:family="paragraph" style:parent-style-name="Table_20_Contents">
      <style:paragraph-properties fo:text-align="end" style:justify-single-word="false"/>
      <style:text-properties fo:font-size="9pt" officeooo:rsid="00051420" officeooo:paragraph-rsid="00051420" style:font-size-asian="9pt" style:font-size-complex="9pt"/>
    </style:style>
    <style:page-layout style:name="Mpm1">
      <style:page-layout-properties fo:page-width="5.8272in" fo:page-height="8.2681in" style:num-format="1" style:print-orientation="portrait" fo:margin-top="0.7874in" fo:margin-bottom="0.7874in" fo:margin-left="0.6665in" fo:margin-right="0.6602in" style:writing-mode="lr-tb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1">Philipp Schneider</text:p>
            </table:table-cell>
            <table:table-cell table:style-name="Table1.A1" office:value-type="string">
              <text:p text:style-name="MP2">Jun 19, 2017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9T09:31:26.057885896</meta:creation-date>
    <dc:date>2017-06-19T11:32:45.880452766</dc:date>
    <meta:editing-duration>PT1H40M12S</meta:editing-duration>
    <meta:editing-cycles>27</meta:editing-cycles>
    <meta:generator>LibreOffice/5.1.6.2$Linux_X86_64 LibreOffice_project/10m0$Build-2</meta:generator>
    <meta:document-statistic meta:table-count="3" meta:image-count="0" meta:object-count="0" meta:page-count="2" meta:paragraph-count="30" meta:word-count="250" meta:character-count="2010" meta:non-whitespace-character-count="1789"/>
  </office:meta>
</office:document-meta>
</file>